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12.146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39cm"/>
    </style:style>
    <style:style style:name="co5" style:family="table-column">
      <style:table-column-properties fo:break-before="auto" style:column-width="12.337cm"/>
    </style:style>
    <style:style style:name="co7" style:family="table-column">
      <style:table-column-properties fo:break-before="auto" style:column-width="12.037cm"/>
    </style:style>
    <style:style style:name="co8" style:family="table-column">
      <style:table-column-properties fo:break-before="auto" style:column-width="11.982cm"/>
    </style:style>
    <style:style style:name="co9" style:family="table-column">
      <style:table-column-properties fo:break-before="auto" style:column-width="12.582cm"/>
    </style:style>
    <style:style style:name="co10" style:family="table-column">
      <style:table-column-properties fo:break-before="auto" style:column-width="13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ehindu</text:p>
          </table:table-cell>
        </table:table-row>
        <table:table-row table:style-name="ro1">
          <table:table-cell office:value-type="float" office:value="0.074222668" calcext:value-type="float">
            <text:p>0.074222668</text:p>
          </table:table-cell>
        </table:table-row>
        <table:table-row table:style-name="ro1">
          <table:table-cell office:value-type="float" office:value="0.0120361083" calcext:value-type="float">
            <text:p>0.0120361083</text:p>
          </table:table-cell>
        </table:table-row>
        <table:table-row table:style-name="ro1">
          <table:table-cell office:value-type="float" office:value="0.0120361083" calcext:value-type="float">
            <text:p>0.0120361083</text:p>
          </table:table-cell>
        </table:table-row>
        <table:table-row table:style-name="ro1">
          <table:table-cell office:value-type="float" office:value="0.0401203611" calcext:value-type="float">
            <text:p>0.0401203611</text:p>
          </table:table-cell>
        </table:table-row>
        <table:table-row table:style-name="ro1">
          <table:table-cell office:value-type="float" office:value="0.0170511535" calcext:value-type="float">
            <text:p>0.0170511535</text:p>
          </table:table-cell>
        </table:table-row>
        <table:table-row table:style-name="ro1">
          <table:table-cell office:value-type="float" office:value="0.0130391174" calcext:value-type="float">
            <text:p>0.0130391174</text:p>
          </table:table-cell>
        </table:table-row>
        <table:table-row table:style-name="ro1">
          <table:table-cell office:value-type="float" office:value="0.074222668" calcext:value-type="float">
            <text:p>0.074222668</text:p>
          </table:table-cell>
        </table:table-row>
        <table:table-row table:style-name="ro1">
          <table:table-cell office:value-type="float" office:value="0.1303911735" calcext:value-type="float">
            <text:p>0.1303911735</text:p>
          </table:table-cell>
        </table:table-row>
        <table:table-row table:style-name="ro1">
          <table:table-cell office:value-type="float" office:value="0.0641925777" calcext:value-type="float">
            <text:p>0.0641925777</text:p>
          </table:table-cell>
        </table:table-row>
        <table:table-row table:style-name="ro1">
          <table:table-cell office:value-type="float" office:value="0.0200601805" calcext:value-type="float">
            <text:p>0.0200601805</text:p>
          </table:table-cell>
        </table:table-row>
        <table:table-row table:style-name="ro1">
          <table:table-cell office:value-type="float" office:value="0.0060180542" calcext:value-type="float">
            <text:p>0.0060180542</text:p>
          </table:table-cell>
        </table:table-row>
        <table:table-row table:style-name="ro1">
          <table:table-cell office:value-type="float" office:value="0.0661985958" calcext:value-type="float">
            <text:p>0.0661985958</text:p>
          </table:table-cell>
        </table:table-row>
        <table:table-row table:style-name="ro1">
          <table:table-cell office:value-type="float" office:value="0.036108325" calcext:value-type="float">
            <text:p>0.036108325</text:p>
          </table:table-cell>
        </table:table-row>
        <table:table-row table:style-name="ro1">
          <table:table-cell office:value-type="float" office:value="0.1705115346" calcext:value-type="float">
            <text:p>0.1705115346</text:p>
          </table:table-cell>
        </table:table-row>
        <table:table-row table:style-name="ro1">
          <table:table-cell office:value-type="float" office:value="0.1354062187" calcext:value-type="float">
            <text:p>0.1354062187</text:p>
          </table:table-cell>
        </table:table-row>
        <table:table-row table:style-name="ro1">
          <table:table-cell office:value-type="float" office:value="0.0070210632" calcext:value-type="float">
            <text:p>0.0070210632</text:p>
          </table:table-cell>
        </table:table-row>
        <table:table-row table:style-name="ro1">
          <table:table-cell office:value-type="float" office:value="0.1213640923" calcext:value-type="float">
            <text:p>0.1213640923</text:p>
          </table:table-cell>
        </table:table-row>
        <table:table-row table:style-name="ro1">
          <table:table-cell office:value-type="string" calcext:value-type="string">
            <text:p>hindustantimes</text:p>
          </table:table-cell>
        </table:table-row>
        <table:table-row table:style-name="ro1">
          <table:table-cell office:value-type="float" office:value="0.049348489" calcext:value-type="float">
            <text:p>0.049348489</text:p>
          </table:table-cell>
        </table:table-row>
        <table:table-row table:style-name="ro1">
          <table:table-cell office:value-type="float" office:value="0.0180205157" calcext:value-type="float">
            <text:p>0.0180205157</text:p>
          </table:table-cell>
        </table:table-row>
        <table:table-row table:style-name="ro1">
          <table:table-cell office:value-type="float" office:value="0.0163570834" calcext:value-type="float">
            <text:p>0.0163570834</text:p>
          </table:table-cell>
        </table:table-row>
        <table:table-row table:style-name="ro1">
          <table:table-cell office:value-type="float" office:value="0.0388134184" calcext:value-type="float">
            <text:p>0.0388134184</text:p>
          </table:table-cell>
        </table:table-row>
        <table:table-row table:style-name="ro1">
          <table:table-cell office:value-type="float" office:value="0.0124757416" calcext:value-type="float">
            <text:p>0.0124757416</text:p>
          </table:table-cell>
        </table:table-row>
        <table:table-row table:style-name="ro1">
          <table:table-cell office:value-type="float" office:value="0.0169115609" calcext:value-type="float">
            <text:p>0.0169115609</text:p>
          </table:table-cell>
        </table:table-row>
        <table:table-row table:style-name="ro1">
          <table:table-cell office:value-type="float" office:value="0.084835043" calcext:value-type="float">
            <text:p>0.084835043</text:p>
          </table:table-cell>
        </table:table-row>
        <table:table-row table:style-name="ro1">
          <table:table-cell office:value-type="float" office:value="0.1242029387" calcext:value-type="float">
            <text:p>0.1242029387</text:p>
          </table:table-cell>
        </table:table-row>
        <table:table-row table:style-name="ro1">
          <table:table-cell office:value-type="float" office:value="0.0474078181" calcext:value-type="float">
            <text:p>0.0474078181</text:p>
          </table:table-cell>
        </table:table-row>
        <table:table-row table:style-name="ro1">
          <table:table-cell office:value-type="float" office:value="0.0263376767" calcext:value-type="float">
            <text:p>0.0263376767</text:p>
          </table:table-cell>
        </table:table-row>
        <table:table-row table:style-name="ro1">
          <table:table-cell office:value-type="float" office:value="0.0155253673" calcext:value-type="float">
            <text:p>0.0155253673</text:p>
          </table:table-cell>
        </table:table-row>
        <table:table-row table:style-name="ro1">
          <table:table-cell office:value-type="float" office:value="0.0751316884" calcext:value-type="float">
            <text:p>0.0751316884</text:p>
          </table:table-cell>
        </table:table-row>
        <table:table-row table:style-name="ro1">
          <table:table-cell office:value-type="float" office:value="0.0316052121" calcext:value-type="float">
            <text:p>0.0316052121</text:p>
          </table:table-cell>
        </table:table-row>
        <table:table-row table:style-name="ro1">
          <table:table-cell office:value-type="float" office:value="0.1352924868" calcext:value-type="float">
            <text:p>0.1352924868</text:p>
          </table:table-cell>
        </table:table-row>
        <table:table-row table:style-name="ro1">
          <table:table-cell office:value-type="float" office:value="0.1735514278" calcext:value-type="float">
            <text:p>0.1735514278</text:p>
          </table:table-cell>
        </table:table-row>
        <table:table-row table:style-name="ro1">
          <table:table-cell office:value-type="float" office:value="0.0099805933" calcext:value-type="float">
            <text:p>0.0099805933</text:p>
          </table:table-cell>
        </table:table-row>
        <table:table-row table:style-name="ro1">
          <table:table-cell office:value-type="float" office:value="0.1242029387" calcext:value-type="float">
            <text:p>0.1242029387</text:p>
          </table:table-cell>
        </table:table-row>
        <table:table-row table:style-name="ro1">
          <table:table-cell office:value-type="string" calcext:value-type="string">
            <text:p>timesofindia</text:p>
          </table:table-cell>
        </table:table-row>
        <table:table-row table:style-name="ro1">
          <table:table-cell office:value-type="float" office:value="0.0641128672" calcext:value-type="float">
            <text:p>0.0641128672</text:p>
          </table:table-cell>
        </table:table-row>
        <table:table-row table:style-name="ro1">
          <table:table-cell office:value-type="float" office:value="0.0064291455" calcext:value-type="float">
            <text:p>0.0064291455</text:p>
          </table:table-cell>
        </table:table-row>
        <table:table-row table:style-name="ro1">
          <table:table-cell office:value-type="float" office:value="0.0111617109" calcext:value-type="float">
            <text:p>0.0111617109</text:p>
          </table:table-cell>
        </table:table-row>
        <table:table-row table:style-name="ro1">
          <table:table-cell office:value-type="float" office:value="0.043932494" calcext:value-type="float">
            <text:p>0.043932494</text:p>
          </table:table-cell>
        </table:table-row>
        <table:table-row table:style-name="ro1">
          <table:table-cell office:value-type="float" office:value="0.0089740155" calcext:value-type="float">
            <text:p>0.0089740155</text:p>
          </table:table-cell>
        </table:table-row>
        <table:table-row table:style-name="ro1">
          <table:table-cell office:value-type="float" office:value="0.0200017859" calcext:value-type="float">
            <text:p>0.0200017859</text:p>
          </table:table-cell>
        </table:table-row>
        <table:table-row table:style-name="ro1">
          <table:table-cell office:value-type="float" office:value="0.0907670328" calcext:value-type="float">
            <text:p>0.0907670328</text:p>
          </table:table-cell>
        </table:table-row>
        <table:table-row table:style-name="ro1">
          <table:table-cell office:value-type="float" office:value="0.1148316814" calcext:value-type="float">
            <text:p>0.1148316814</text:p>
          </table:table-cell>
        </table:table-row>
        <table:table-row table:style-name="ro1">
          <table:table-cell office:value-type="float" office:value="0.0664791499" calcext:value-type="float">
            <text:p>0.0664791499</text:p>
          </table:table-cell>
        </table:table-row>
        <table:table-row table:style-name="ro1">
          <table:table-cell office:value-type="float" office:value="0.0129029378" calcext:value-type="float">
            <text:p>0.0129029378</text:p>
          </table:table-cell>
        </table:table-row>
        <table:table-row table:style-name="ro1">
          <table:table-cell office:value-type="float" office:value="0.0100901866" calcext:value-type="float">
            <text:p>0.0100901866</text:p>
          </table:table-cell>
        </table:table-row>
        <table:table-row table:style-name="ro1">
          <table:table-cell office:value-type="float" office:value="0.0897401554" calcext:value-type="float">
            <text:p>0.0897401554</text:p>
          </table:table-cell>
        </table:table-row>
        <table:table-row table:style-name="ro1">
          <table:table-cell office:value-type="float" office:value="0.0412090365" calcext:value-type="float">
            <text:p>0.0412090365</text:p>
          </table:table-cell>
        </table:table-row>
        <table:table-row table:style-name="ro1">
          <table:table-cell office:value-type="float" office:value="0.1589874096" calcext:value-type="float">
            <text:p>0.1589874096</text:p>
          </table:table-cell>
        </table:table-row>
        <table:table-row table:style-name="ro1">
          <table:table-cell office:value-type="float" office:value="0.1550138405" calcext:value-type="float">
            <text:p>0.1550138405</text:p>
          </table:table-cell>
        </table:table-row>
        <table:table-row table:style-name="ro1">
          <table:table-cell office:value-type="float" office:value="0.0075006697" calcext:value-type="float">
            <text:p>0.0075006697</text:p>
          </table:table-cell>
        </table:table-row>
        <table:table-row table:style-name="ro1">
          <table:table-cell office:value-type="float" office:value="0.0978658809" calcext:value-type="float">
            <text:p>0.0978658809</text:p>
          </table:table-cell>
        </table:table-row>
        <table:table-row table:style-name="ro1">
          <table:table-cell office:value-type="string" calcext:value-type="string">
            <text:p>telegraph</text:p>
          </table:table-cell>
        </table:table-row>
        <table:table-row table:style-name="ro1">
          <table:table-cell office:value-type="float" office:value="0.0507246377" calcext:value-type="float">
            <text:p>0.0507246377</text:p>
          </table:table-cell>
        </table:table-row>
        <table:table-row table:style-name="ro1">
          <table:table-cell office:value-type="float" office:value="0.018115942" calcext:value-type="float">
            <text:p>0.018115942</text:p>
          </table:table-cell>
        </table:table-row>
        <table:table-row table:style-name="ro1">
          <table:table-cell office:value-type="float" office:value="0.0217391304" calcext:value-type="float">
            <text:p>0.0217391304</text:p>
          </table:table-cell>
        </table:table-row>
        <table:table-row table:style-name="ro1">
          <table:table-cell office:value-type="float" office:value="0.0108695652" calcext:value-type="float">
            <text:p>0.0108695652</text:p>
          </table:table-cell>
        </table:table-row>
        <table:table-row table:style-name="ro1">
          <table:table-cell office:value-type="float" office:value="0.0054347826" calcext:value-type="float">
            <text:p>0.0054347826</text:p>
          </table:table-cell>
        </table:table-row>
        <table:table-row table:style-name="ro1">
          <table:table-cell office:value-type="float" office:value="0.0144927536" calcext:value-type="float">
            <text:p>0.0144927536</text:p>
          </table:table-cell>
        </table:table-row>
        <table:table-row table:style-name="ro1">
          <table:table-cell office:value-type="float" office:value="0.0452898551" calcext:value-type="float">
            <text:p>0.0452898551</text:p>
          </table:table-cell>
        </table:table-row>
        <table:table-row table:style-name="ro1">
          <table:table-cell office:value-type="float" office:value="0.2137681159" calcext:value-type="float">
            <text:p>0.2137681159</text:p>
          </table:table-cell>
        </table:table-row>
        <table:table-row table:style-name="ro1">
          <table:table-cell office:value-type="float" office:value="0.0416666667" calcext:value-type="float">
            <text:p>0.0416666667</text:p>
          </table:table-cell>
        </table:table-row>
        <table:table-row table:style-name="ro1">
          <table:table-cell office:value-type="float" office:value="0.0199275362" calcext:value-type="float">
            <text:p>0.0199275362</text:p>
          </table:table-cell>
        </table:table-row>
        <table:table-row table:style-name="ro1">
          <table:table-cell office:value-type="float" office:value="0.0036231884" calcext:value-type="float">
            <text:p>0.0036231884</text:p>
          </table:table-cell>
        </table:table-row>
        <table:table-row table:style-name="ro1">
          <table:table-cell office:value-type="float" office:value="0.1014492754" calcext:value-type="float">
            <text:p>0.1014492754</text:p>
          </table:table-cell>
        </table:table-row>
        <table:table-row table:style-name="ro1">
          <table:table-cell office:value-type="float" office:value="0.0163043478" calcext:value-type="float">
            <text:p>0.0163043478</text:p>
          </table:table-cell>
        </table:table-row>
        <table:table-row table:style-name="ro1">
          <table:table-cell office:value-type="float" office:value="0.1721014493" calcext:value-type="float">
            <text:p>0.1721014493</text:p>
          </table:table-cell>
        </table:table-row>
        <table:table-row table:style-name="ro1">
          <table:table-cell office:value-type="float" office:value="0.1449275362" calcext:value-type="float">
            <text:p>0.1449275362</text:p>
          </table:table-cell>
        </table:table-row>
        <table:table-row table:style-name="ro1">
          <table:table-cell office:value-type="float" office:value="0.009057971" calcext:value-type="float">
            <text:p>0.009057971</text:p>
          </table:table-cell>
        </table:table-row>
        <table:table-row table:style-name="ro1">
          <table:table-cell office:value-type="float" office:value="0.1105072464" calcext:value-type="float">
            <text:p>0.1105072464</text:p>
          </table:table-cell>
        </table:table-row>
        <table:table-row table:style-name="ro1">
          <table:table-cell office:value-type="string" calcext:value-type="string">
            <text:p>newindianexpress</text:p>
          </table:table-cell>
        </table:table-row>
        <table:table-row table:style-name="ro1">
          <table:table-cell office:value-type="float" office:value="0.0616438356" calcext:value-type="float">
            <text:p>0.0616438356</text:p>
          </table:table-cell>
        </table:table-row>
        <table:table-row table:style-name="ro1">
          <table:table-cell office:value-type="float" office:value="0.0068493151" calcext:value-type="float">
            <text:p>0.0068493151</text:p>
          </table:table-cell>
        </table:table-row>
        <table:table-row table:style-name="ro1">
          <table:table-cell office:value-type="float" office:value="0.0068493151" calcext:value-type="float">
            <text:p>0.0068493151</text:p>
          </table:table-cell>
        </table:table-row>
        <table:table-row table:style-name="ro1">
          <table:table-cell office:value-type="float" office:value="0.0376712329" calcext:value-type="float">
            <text:p>0.0376712329</text:p>
          </table:table-cell>
        </table:table-row>
        <table:table-row table:style-name="ro1">
          <table:table-cell office:value-type="float" office:value="0.0119863014" calcext:value-type="float">
            <text:p>0.0119863014</text:p>
          </table:table-cell>
        </table:table-row>
        <table:table-row table:style-name="ro1">
          <table:table-cell office:value-type="float" office:value="0.0085616438" calcext:value-type="float">
            <text:p>0.0085616438</text:p>
          </table:table-cell>
        </table:table-row>
        <table:table-row table:style-name="ro1">
          <table:table-cell office:value-type="float" office:value="0.0873287671" calcext:value-type="float">
            <text:p>0.0873287671</text:p>
          </table:table-cell>
        </table:table-row>
        <table:table-row table:style-name="ro1">
          <table:table-cell office:value-type="float" office:value="0.1147260274" calcext:value-type="float">
            <text:p>0.1147260274</text:p>
          </table:table-cell>
        </table:table-row>
        <table:table-row table:style-name="ro1">
          <table:table-cell office:value-type="float" office:value="0.0393835616" calcext:value-type="float">
            <text:p>0.0393835616</text:p>
          </table:table-cell>
        </table:table-row>
        <table:table-row table:style-name="ro1">
          <table:table-cell office:value-type="float" office:value="0.0171232877" calcext:value-type="float">
            <text:p>0.0171232877</text:p>
          </table:table-cell>
        </table:table-row>
        <table:table-row table:style-name="ro1">
          <table:table-cell office:value-type="float" office:value="0.0136986301" calcext:value-type="float">
            <text:p>0.0136986301</text:p>
          </table:table-cell>
        </table:table-row>
        <table:table-row table:style-name="ro1">
          <table:table-cell office:value-type="float" office:value="0.0890410959" calcext:value-type="float">
            <text:p>0.0890410959</text:p>
          </table:table-cell>
        </table:table-row>
        <table:table-row table:style-name="ro1">
          <table:table-cell office:value-type="float" office:value="0.0205479452" calcext:value-type="float">
            <text:p>0.0205479452</text:p>
          </table:table-cell>
        </table:table-row>
        <table:table-row table:style-name="ro1">
          <table:table-cell office:value-type="float" office:value="0.1780821918" calcext:value-type="float">
            <text:p>0.1780821918</text:p>
          </table:table-cell>
        </table:table-row>
        <table:table-row table:style-name="ro1">
          <table:table-cell office:value-type="float" office:value="0.1815068493" calcext:value-type="float">
            <text:p>0.1815068493</text:p>
          </table:table-cell>
        </table:table-row>
        <table:table-row table:style-name="ro1">
          <table:table-cell office:value-type="float" office:value="0.0068493151" calcext:value-type="float">
            <text:p>0.0068493151</text:p>
          </table:table-cell>
        </table:table-row>
        <table:table-row table:style-name="ro1">
          <table:table-cell office:value-type="float" office:value="0.1181506849" calcext:value-type="float">
            <text:p>0.1181506849</text:p>
          </table:table-cell>
        </table:table-row>
        <table:table-row table:style-name="ro1">
          <table:table-cell office:value-type="string" calcext:value-type="string">
            <text:p>indianexpress</text:p>
          </table:table-cell>
        </table:table-row>
        <table:table-row table:style-name="ro1">
          <table:table-cell office:value-type="float" office:value="0.0489964581" calcext:value-type="float">
            <text:p>0.0489964581</text:p>
          </table:table-cell>
        </table:table-row>
        <table:table-row table:style-name="ro1">
          <table:table-cell office:value-type="float" office:value="0.007674144" calcext:value-type="float">
            <text:p>0.007674144</text:p>
          </table:table-cell>
        </table:table-row>
        <table:table-row table:style-name="ro1">
          <table:table-cell office:value-type="float" office:value="0.0112160567" calcext:value-type="float">
            <text:p>0.0112160567</text:p>
          </table:table-cell>
        </table:table-row>
        <table:table-row table:style-name="ro1">
          <table:table-cell office:value-type="float" office:value="0.0360094451" calcext:value-type="float">
            <text:p>0.0360094451</text:p>
          </table:table-cell>
        </table:table-row>
        <table:table-row table:style-name="ro1">
          <table:table-cell office:value-type="float" office:value="0.0094451004" calcext:value-type="float">
            <text:p>0.0094451004</text:p>
          </table:table-cell>
        </table:table-row>
        <table:table-row table:style-name="ro1">
          <table:table-cell office:value-type="float" office:value="0.0182998819" calcext:value-type="float">
            <text:p>0.0182998819</text:p>
          </table:table-cell>
        </table:table-row>
        <table:table-row table:style-name="ro1">
          <table:table-cell office:value-type="float" office:value="0.0702479339" calcext:value-type="float">
            <text:p>0.0702479339</text:p>
          </table:table-cell>
        </table:table-row>
        <table:table-row table:style-name="ro1">
          <table:table-cell office:value-type="float" office:value="0.1534828808" calcext:value-type="float">
            <text:p>0.1534828808</text:p>
          </table:table-cell>
        </table:table-row>
        <table:table-row table:style-name="ro1">
          <table:table-cell office:value-type="float" office:value="0.0643447462" calcext:value-type="float">
            <text:p>0.0643447462</text:p>
          </table:table-cell>
        </table:table-row>
        <table:table-row table:style-name="ro1">
          <table:table-cell office:value-type="float" office:value="0.0253837072" calcext:value-type="float">
            <text:p>0.0253837072</text:p>
          </table:table-cell>
        </table:table-row>
        <table:table-row table:style-name="ro1">
          <table:table-cell office:value-type="float" office:value="0.0112160567" calcext:value-type="float">
            <text:p>0.0112160567</text:p>
          </table:table-cell>
        </table:table-row>
        <table:table-row table:style-name="ro1">
          <table:table-cell office:value-type="float" office:value="0.0761511216" calcext:value-type="float">
            <text:p>0.0761511216</text:p>
          </table:table-cell>
        </table:table-row>
        <table:table-row table:style-name="ro1">
          <table:table-cell office:value-type="float" office:value="0.0301062574" calcext:value-type="float">
            <text:p>0.0301062574</text:p>
          </table:table-cell>
        </table:table-row>
        <table:table-row table:style-name="ro1">
          <table:table-cell office:value-type="float" office:value="0.1676505313" calcext:value-type="float">
            <text:p>0.1676505313</text:p>
          </table:table-cell>
        </table:table-row>
        <table:table-row table:style-name="ro1">
          <table:table-cell office:value-type="float" office:value="0.1523022432" calcext:value-type="float">
            <text:p>0.1523022432</text:p>
          </table:table-cell>
        </table:table-row>
        <table:table-row table:style-name="ro1">
          <table:table-cell office:value-type="float" office:value="0.007674144" calcext:value-type="float">
            <text:p>0.007674144</text:p>
          </table:table-cell>
        </table:table-row>
        <table:table-row table:style-name="ro1">
          <table:table-cell office:value-type="float" office:value="0.1097992916" calcext:value-type="float">
            <text:p>0.1097992916</text:p>
          </table:table-cell>
        </table:table-row>
        <table:table-row table:style-name="ro1">
          <table:table-cell office:value-type="string" calcext:value-type="string">
            <text:p>deccanheral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0963855" calcext:value-type="float">
            <text:p>0.0240963855</text:p>
          </table:table-cell>
        </table:table-row>
        <table:table-row table:style-name="ro1">
          <table:table-cell office:value-type="float" office:value="0.0843373494" calcext:value-type="float">
            <text:p>0.0843373494</text:p>
          </table:table-cell>
        </table:table-row>
        <table:table-row table:style-name="ro1">
          <table:table-cell office:value-type="float" office:value="0.0240963855" calcext:value-type="float">
            <text:p>0.0240963855</text:p>
          </table:table-cell>
        </table:table-row>
        <table:table-row table:style-name="ro1">
          <table:table-cell office:value-type="float" office:value="0.0361445783" calcext:value-type="float">
            <text:p>0.0361445783</text:p>
          </table:table-cell>
        </table:table-row>
        <table:table-row table:style-name="ro1">
          <table:table-cell office:value-type="float" office:value="0.0240963855" calcext:value-type="float">
            <text:p>0.0240963855</text:p>
          </table:table-cell>
        </table:table-row>
        <table:table-row table:style-name="ro1">
          <table:table-cell office:value-type="float" office:value="0.0120481928" calcext:value-type="float">
            <text:p>0.0120481928</text:p>
          </table:table-cell>
        </table:table-row>
        <table:table-row table:style-name="ro1">
          <table:table-cell office:value-type="float" office:value="0.2409638554" calcext:value-type="float">
            <text:p>0.2409638554</text:p>
          </table:table-cell>
        </table:table-row>
        <table:table-row table:style-name="ro1">
          <table:table-cell office:value-type="float" office:value="0.0240963855" calcext:value-type="float">
            <text:p>0.0240963855</text:p>
          </table:table-cell>
        </table:table-row>
        <table:table-row table:style-name="ro1">
          <table:table-cell office:value-type="float" office:value="0.0361445783" calcext:value-type="float">
            <text:p>0.0361445783</text:p>
          </table:table-cell>
        </table:table-row>
        <table:table-row table:style-name="ro1">
          <table:table-cell office:value-type="float" office:value="0.0120481928" calcext:value-type="float">
            <text:p>0.0120481928</text:p>
          </table:table-cell>
        </table:table-row>
        <table:table-row table:style-name="ro1">
          <table:table-cell office:value-type="float" office:value="0.0240963855" calcext:value-type="float">
            <text:p>0.0240963855</text:p>
          </table:table-cell>
        </table:table-row>
        <table:table-row table:style-name="ro1">
          <table:table-cell office:value-type="float" office:value="0.0361445783" calcext:value-type="float">
            <text:p>0.0361445783</text:p>
          </table:table-cell>
        </table:table-row>
        <table:table-row table:style-name="ro1">
          <table:table-cell office:value-type="float" office:value="0.1084337349" calcext:value-type="float">
            <text:p>0.1084337349</text:p>
          </table:table-cell>
        </table:table-row>
        <table:table-row table:style-name="ro1">
          <table:table-cell office:value-type="float" office:value="0.156626506" calcext:value-type="float">
            <text:p>0.156626506</text:p>
          </table:table-cell>
        </table:table-row>
        <table:table-row table:style-name="ro1">
          <table:table-cell office:value-type="float" office:value="0.0120481928" calcext:value-type="float">
            <text:p>0.0120481928</text:p>
          </table:table-cell>
        </table:table-row>
        <table:table-row table:style-name="ro1">
          <table:table-cell office:value-type="float" office:value="0.1445783133" calcext:value-type="float">
            <text:p>0.1445783133</text:p>
          </table:table-cell>
        </table:table-row>
      </table:table>
      <table:table table:name="hindu" table:style-name="ta1">
        <table:table-column table:style-name="co3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74222668" calcext:value-type="float">
            <text:p>0.074222668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20361083" calcext:value-type="float">
            <text:p>0.0120361083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20361083" calcext:value-type="float">
            <text:p>0.0120361083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01203611" calcext:value-type="float">
            <text:p>0.0401203611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70511535" calcext:value-type="float">
            <text:p>0.0170511535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30391174" calcext:value-type="float">
            <text:p>0.0130391174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74222668" calcext:value-type="float">
            <text:p>0.07422266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303911735" calcext:value-type="float">
            <text:p>0.1303911735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41925777" calcext:value-type="float">
            <text:p>0.0641925777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00601805" calcext:value-type="float">
            <text:p>0.0200601805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060180542" calcext:value-type="float">
            <text:p>0.0060180542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661985958" calcext:value-type="float">
            <text:p>0.0661985958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6108325" calcext:value-type="float">
            <text:p>0.036108325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05115346" calcext:value-type="float">
            <text:p>0.1705115346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354062187" calcext:value-type="float">
            <text:p>0.1354062187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0210632" calcext:value-type="float">
            <text:p>0.0070210632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213640923" calcext:value-type="float">
            <text:p>0.1213640923</text:p>
          </table:table-cell>
        </table:table-row>
      </table:table>
      <table:table table:name="ht" table:style-name="ta1">
        <table:table-column table:style-name="co4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9348489" calcext:value-type="float">
            <text:p>0.049348489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80205157" calcext:value-type="float">
            <text:p>0.0180205157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63570834" calcext:value-type="float">
            <text:p>0.016357083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88134184" calcext:value-type="float">
            <text:p>0.0388134184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24757416" calcext:value-type="float">
            <text:p>0.0124757416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69115609" calcext:value-type="float">
            <text:p>0.016911560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84835043" calcext:value-type="float">
            <text:p>0.084835043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242029387" calcext:value-type="float">
            <text:p>0.1242029387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474078181" calcext:value-type="float">
            <text:p>0.0474078181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63376767" calcext:value-type="float">
            <text:p>0.0263376767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55253673" calcext:value-type="float">
            <text:p>0.0155253673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751316884" calcext:value-type="float">
            <text:p>0.075131688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16052121" calcext:value-type="float">
            <text:p>0.0316052121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352924868" calcext:value-type="float">
            <text:p>0.1352924868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735514278" calcext:value-type="float">
            <text:p>0.1735514278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99805933" calcext:value-type="float">
            <text:p>0.0099805933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242029387" calcext:value-type="float">
            <text:p>0.1242029387</text:p>
          </table:table-cell>
        </table:table-row>
      </table:table>
      <table:table table:name="toi" table:style-name="ta1">
        <table:table-column table:style-name="co5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641128672" calcext:value-type="float">
            <text:p>0.0641128672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4291455" calcext:value-type="float">
            <text:p>0.0064291455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11617109" calcext:value-type="float">
            <text:p>0.0111617109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3932494" calcext:value-type="float">
            <text:p>0.043932494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89740155" calcext:value-type="float">
            <text:p>0.0089740155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00017859" calcext:value-type="float">
            <text:p>0.020001785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907670328" calcext:value-type="float">
            <text:p>0.090767032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148316814" calcext:value-type="float">
            <text:p>0.114831681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64791499" calcext:value-type="float">
            <text:p>0.0664791499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29029378" calcext:value-type="float">
            <text:p>0.0129029378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00901866" calcext:value-type="float">
            <text:p>0.0100901866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897401554" calcext:value-type="float">
            <text:p>0.089740155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412090365" calcext:value-type="float">
            <text:p>0.0412090365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589874096" calcext:value-type="float">
            <text:p>0.1589874096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50138405" calcext:value-type="float">
            <text:p>0.1550138405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5006697" calcext:value-type="float">
            <text:p>0.0075006697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0978658809" calcext:value-type="float">
            <text:p>0.0978658809</text:p>
          </table:table-cell>
        </table:table-row>
      </table:table>
      <table:table table:name="teleg" table:style-name="ta1">
        <table:table-column table:style-name="co10" table:default-cell-style-name="ce4"/>
        <table:table-column table:style-name="co2" table:default-cell-style-name="Default"/>
        <table:table-row table:style-name="ro2">
          <table:table-cell table:style-name="ce3" office:value-type="string" calcext:value-type="string">
            <text:p>Requirement of Aadhaar for passport &amp; other services</text:p>
          </table:table-cell>
          <table:table-cell office:value-type="float" office:value="0.0507246377" calcext:value-type="float">
            <text:p>0.0507246377</text:p>
          </table:table-cell>
        </table:table-row>
        <table:table-row table:style-name="ro2">
          <table:table-cell table:style-name="ce3" office:value-type="string" calcext:value-type="string">
            <text:p>Fake ration cards and its linkage with Aadhaar</text:p>
          </table:table-cell>
          <table:table-cell office:value-type="float" office:value="0.018115942" calcext:value-type="float">
            <text:p>0.018115942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217391304" calcext:value-type="float">
            <text:p>0.0217391304</text:p>
          </table:table-cell>
        </table:table-row>
        <table:table-row table:style-name="ro2">
          <table:table-cell table:style-name="ce3" office:value-type="string" calcext:value-type="string">
            <text:p>Digitization of Aadhaar for Cashless payments/Govt-Offices</text:p>
          </table:table-cell>
          <table:table-cell office:value-type="float" office:value="0.0108695652" calcext:value-type="float">
            <text:p>0.0108695652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54347826" calcext:value-type="float">
            <text:p>0.0054347826</text:p>
          </table:table-cell>
        </table:table-row>
        <table:table-row table:style-name="ro2">
          <table:table-cell table:style-name="ce3" office:value-type="string" calcext:value-type="string">
            <text:p>BSNL linking Aadhaar with mobile numbers</text:p>
          </table:table-cell>
          <table:table-cell office:value-type="float" office:value="0.0144927536" calcext:value-type="float">
            <text:p>0.0144927536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452898551" calcext:value-type="float">
            <text:p>0.0452898551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2137681159" calcext:value-type="float">
            <text:p>0.2137681159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416666667" calcext:value-type="float">
            <text:p>0.0416666667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99275362" calcext:value-type="float">
            <text:p>0.0199275362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036231884" calcext:value-type="float">
            <text:p>0.0036231884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1014492754" calcext:value-type="float">
            <text:p>0.1014492754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163043478" calcext:value-type="float">
            <text:p>0.0163043478</text:p>
          </table:table-cell>
        </table:table-row>
        <table:table-row table:style-name="ro2">
          <table:table-cell table:style-name="ce3" office:value-type="string" calcext:value-type="string">
            <text:p>International Linkages/Positive Effect on Economy</text:p>
          </table:table-cell>
          <table:table-cell office:value-type="float" office:value="0.1721014493" calcext:value-type="float">
            <text:p>0.1721014493</text:p>
          </table:table-cell>
        </table:table-row>
        <table:table-row table:style-name="ro2">
          <table:table-cell table:style-name="ce3" office:value-type="string" calcext:value-type="string">
            <text:p>Court cases related to Aadhaar</text:p>
          </table:table-cell>
          <table:table-cell office:value-type="float" office:value="0.1449275362" calcext:value-type="float">
            <text:p>0.1449275362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9057971" calcext:value-type="float">
            <text:p>0.009057971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105072464" calcext:value-type="float">
            <text:p>0.1105072464</text:p>
          </table:table-cell>
        </table:table-row>
      </table:table>
      <table:table table:name="nie" table:style-name="ta1">
        <table:table-column table:style-name="co7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616438356" calcext:value-type="float">
            <text:p>0.0616438356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76712329" calcext:value-type="float">
            <text:p>0.0376712329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119863014" calcext:value-type="float">
            <text:p>0.0119863014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085616438" calcext:value-type="float">
            <text:p>0.0085616438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873287671" calcext:value-type="float">
            <text:p>0.0873287671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147260274" calcext:value-type="float">
            <text:p>0.114726027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393835616" calcext:value-type="float">
            <text:p>0.0393835616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171232877" calcext:value-type="float">
            <text:p>0.0171232877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36986301" calcext:value-type="float">
            <text:p>0.0136986301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890410959" calcext:value-type="float">
            <text:p>0.0890410959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205479452" calcext:value-type="float">
            <text:p>0.0205479452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780821918" calcext:value-type="float">
            <text:p>0.1780821918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815068493" calcext:value-type="float">
            <text:p>0.1815068493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68493151" calcext:value-type="float">
            <text:p>0.0068493151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181506849" calcext:value-type="float">
            <text:p>0.1181506849</text:p>
          </table:table-cell>
        </table:table-row>
      </table:table>
      <table:table table:name="ie" table:style-name="ta1">
        <table:table-column table:style-name="co8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89964581" calcext:value-type="float">
            <text:p>0.0489964581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7674144" calcext:value-type="float">
            <text:p>0.007674144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112160567" calcext:value-type="float">
            <text:p>0.0112160567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60094451" calcext:value-type="float">
            <text:p>0.0360094451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094451004" calcext:value-type="float">
            <text:p>0.0094451004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82998819" calcext:value-type="float">
            <text:p>0.0182998819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702479339" calcext:value-type="float">
            <text:p>0.0702479339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1534828808" calcext:value-type="float">
            <text:p>0.1534828808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643447462" calcext:value-type="float">
            <text:p>0.0643447462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253837072" calcext:value-type="float">
            <text:p>0.0253837072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12160567" calcext:value-type="float">
            <text:p>0.0112160567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761511216" calcext:value-type="float">
            <text:p>0.0761511216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01062574" calcext:value-type="float">
            <text:p>0.0301062574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676505313" calcext:value-type="float">
            <text:p>0.1676505313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23022432" calcext:value-type="float">
            <text:p>0.1523022432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07674144" calcext:value-type="float">
            <text:p>0.007674144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097992916" calcext:value-type="float">
            <text:p>0.1097992916</text:p>
          </table:table-cell>
        </table:table-row>
      </table:table>
      <table:table table:name="decch" table:style-name="ta1">
        <table:table-column table:style-name="co9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Installation of e-pos systems for Aadhaar enabled PDS</text:p>
          </table:table-cell>
          <table:table-cell office:value-type="float" office:value="0.0843373494" calcext:value-type="float">
            <text:p>0.0843373494</text:p>
          </table:table-cell>
        </table:table-row>
        <table:table-row table:style-name="ro2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Requirement of Aadhaar for school admission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Implementation of Direct Benefit Transfer Scheme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Aadhaar based verification for telecom users and data leakage</text:p>
          </table:table-cell>
          <table:table-cell office:value-type="float" office:value="0.2409638554" calcext:value-type="float">
            <text:p>0.2409638554</text:p>
          </table:table-cell>
        </table:table-row>
        <table:table-row table:style-name="ro2">
          <table:table-cell office:value-type="string" calcext:value-type="string">
            <text:p>Opening of bank accounts and financial inclusion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LPG Subsidy &amp; DBT (Direct Benefit Transfer)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office:value-type="string" calcext:value-type="string">
            <text:p>Aadhaar Enrollment of voters of electorates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Parliamentary debates on Aadhaar</text:p>
          </table:table-cell>
          <table:table-cell office:value-type="float" office:value="0.0240963855" calcext:value-type="float">
            <text:p>0.0240963855</text:p>
          </table:table-cell>
        </table:table-row>
        <table:table-row table:style-name="ro2">
          <table:table-cell office:value-type="string" calcext:value-type="string">
            <text:p>Aadhaar's involvement in filing income tax returns</text:p>
          </table:table-cell>
          <table:table-cell office:value-type="float" office:value="0.0361445783" calcext:value-type="float">
            <text:p>0.0361445783</text:p>
          </table:table-cell>
        </table:table-row>
        <table:table-row table:style-name="ro2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084337349" calcext:value-type="float">
            <text:p>0.1084337349</text:p>
          </table:table-cell>
        </table:table-row>
        <table:table-row table:style-name="ro2">
          <table:table-cell table:style-name="ce1" office:value-type="string" calcext:value-type="string">
            <text:p>Court cases related to Aadhaar</text:p>
          </table:table-cell>
          <table:table-cell office:value-type="float" office:value="0.156626506" calcext:value-type="float">
            <text:p>0.156626506</text:p>
          </table:table-cell>
        </table:table-row>
        <table:table-row table:style-name="ro2">
          <table:table-cell office:value-type="string" calcext:value-type="string">
            <text:p>Aadhaar requirement for college students' registration</text:p>
          </table:table-cell>
          <table:table-cell office:value-type="float" office:value="0.0120481928" calcext:value-type="float">
            <text:p>0.0120481928</text:p>
          </table:table-cell>
        </table:table-row>
        <table:table-row table:style-name="ro2">
          <table:table-cell office:value-type="string" calcext:value-type="string">
            <text:p>Aadhar enrollment centers</text:p>
          </table:table-cell>
          <table:table-cell office:value-type="float" office:value="0.1445783133" calcext:value-type="float">
            <text:p>0.1445783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6" number:min-integer-digits="1"/>
    </number:number-style>
    <number:number-style style:name="N13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20:50:16.258877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20:50:33.974754765</dc:date>
    <meta:generator>LibreOffice/4.2.8.2$Linux_X86_64 LibreOffice_project/420m0$Build-2</meta:generator>
    <meta:editing-duration>P0D</meta:editing-duration>
    <meta:editing-cycles>3</meta:editing-cycles>
    <meta:document-statistic meta:table-count="8" meta:cell-count="364" meta:object-count="0"/>
  </office:meta>
</office:document-meta>
</file>